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orphans="1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fo:font-style="italic"/>
    </style:style>
    <style:style style:name="T3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PPoE e PPPoA </text:h>
      <text:p text:style-name="Text_20_body">O Protocolo PPP (Point-to-Point Protocol) foi proposto em 1989 e se tornou um padrão em 1994. O PPPoE ( <text:span text:style-name="Emphasis">Point-to-Point Protocol over Ethernet </text:span>) específica como um ISP ( <text:span text:style-name="Emphasis">Internet Service Provider </text:span>) e um PC remoto podem configurar uma conexão com a Internet baseada em sessão no topo do protocolo Ethernet sem sessão. Já o PPPoA ( <text:span text:style-name="Emphasis">Point-to-Point Protocol over ATM </text:span>) estipula como encapsular PDU de PPP (unidades de dados de protocolo) em AAL5. </text:p>
      <text:h text:style-name="Heading_20_3" text:outline-level="3">Vamos Praticar </text:h>
      <text:p text:style-name="Text_20_body">Faça uma comparação entre o PPPoE e o PPPoA, apontando as características de cada um, bem como seu funcionamento e como pode ser aplicado. </text:p>
      <text:p text:style-name="Text_20_body">‍ <text:span text:style-name="Strong_20_Emphasis">Ao final, disponibilize seu trabalho no fórum da seção. </text:span></text:p>
      <text:h text:style-name="Heading_20_1" text:outline-level="1">Referências </text:h>
      <text:p text:style-name="Text_20_body">PAQUET, C. <text:span text:style-name="Strong_20_Emphasis">Construindo Redes Cisco de Acesso Remoto. </text:span>São Paulo: Pearson Education do Brasil, 2003. </text:p>
      <text:p text:style-name="P2"><text:span text:style-name="T1">Caro estudante,</text:span> </text:p>
      <text:p text:style-name="P2"><text:span text:style-name="T1">A respeito dos protocolos PPPoE e PPPoA, ambos são protocolos utilizados ​​principalmente com a linha de assinante digital (DSL). </text:span> </text:p>
      <text:p text:style-name="P2"><text:span text:style-name="T1">O PPPoE é um método para transportar pacotes PPP através de segmentos </text:span><text:span text:style-name="T2">Ethernet</text:span><text:span text:style-name="T1">. Embora a </text:span><text:span text:style-name="T2">Ethernet</text:span><text:span text:style-name="T1"> e o PPP já existam há algum tempo, apenas recentemente o encapsulamento do PPP na </text:span><text:span text:style-name="T2">Ethernet</text:span><text:span text:style-name="T1"> foi definido. Provavelmente, porque a </text:span><text:span text:style-name="T2">Ethernet</text:span><text:span text:style-name="T1"> e o PPP fornecem serviços semelhantes para a camada superior, que é o transporte das PDU da camada 3. No entanto, eles têm requisitos de camada inferior opostos: o PPP é concebido para mídia ponto a ponto e a </text:span><text:span text:style-name="T2">Ethernet</text:span><text:span text:style-name="T1"> é um meio compartilhado. O PPPoE é o sucessor do PPPoA.</text:span> </text:p>
      <text:p text:style-name="P2"><text:span text:style-name="T1">O PPPoE inclui um mecanismo direto para o </text:span><text:span text:style-name="T2">host</text:span><text:span text:style-name="T1"> encontrar um servidor PPPoE e com o qual se comunicar. Os fluxos PPPoE também podem incluir a fase de estabelecimento do </text:span><text:span text:style-name="T2">link</text:span><text:span text:style-name="T1"> PPP. Originalmente, usada para estabelecer a conexão </text:span><text:span text:style-name="T2">dial-up</text:span><text:span text:style-name="T1">, essa fase negocia características da linha, como o tamanho máximo da unidade de transmissão (MTU) e o protocolo de autenticação a ser usado. No PPPoE, após a autenticação do assinante, o IPCP </text:span><text:span text:style-name="T2">Protocol</text:span><text:span text:style-name="T1"> envia um endereço IP ao cliente PPPoE. O servidor PPPoE pode armazenar um intervalo de endereços que podem ser atribuídos aos clientes ou obter o endereço IP de um servidor DHCP externo.</text:span> </text:p>
      <text:p text:style-name="P2"><text:span text:style-name="T1">O PPPoE normalmente assume uma vida "infinita" para cada conexão. O encerramento da sessão ocorre apenas se a conexão for perdida, como, por exemplo, quando o gateway residencial é desconectado ou um nó intermediário é reinicializado. Usando mensagens PPP keep-alive (eco), os dois pontos de extremidade podem monitorar se a sessão ainda está ativa e em execução. Ao perder um número predefinido de </text:span><text:span text:style-name="T2">keep-alives</text:span><text:span text:style-name="T1">, a sessão será encerrada.</text:span> </text:p>
      <text:p text:style-name="P3"><text:soft-page-break/>Já o PPPoA é um método de conexão especificado originalmente pelo <text:span text:style-name="T3">DSL Forum</text:span> e é o método mais utilizado para conectar usuários de banda larga à rede. Em um ponto intermediário, como um nó de acesso multisserviço (MSAN), como um multiplexador de acesso à linha de assinante digital (DSLAM) ou roteador de borda, as sessões de assinante individuais são agregadas em um único enlace ATM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20:09:36.532774811</meta:creation-date>
    <dc:date>2022-10-07T17:49:19.794278189</dc:date>
    <meta:editing-duration>PT29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2" meta:paragraph-count="13" meta:word-count="478" meta:character-count="2880" meta:non-whitespace-character-count="2400"/>
  </office:meta>
</office:document-meta>
</file>